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10.966cm"/>
    </style:style>
    <style:style style:name="co5" style:family="table-column">
      <style:table-column-properties fo:break-before="auto" style:column-width="6.491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fff5ce" fo:wrap-option="wrap"/>
    </style:style>
    <style:style style:name="ce4" style:family="table-cell" style:parent-style-name="Default">
      <style:table-cell-properties fo:background-color="#fff5ce" fo:wrap-option="wrap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e8cb" fo:wrap-option="wrap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 style:data-style-name="N100">
      <style:table-cell-properties fo:background-color="#ffffd7" fo:wrap-option="wrap"/>
    </style:style>
    <style:style style:name="ce9" style:family="table-cell" style:parent-style-name="Default">
      <style:table-cell-properties fo:background-color="#ffffd7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ccount.account.template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6"/>
        <table:table-column table:style-name="co6" table:default-cell-style-name="ce9"/>
        <table:table-row table:style-name="ro1">
          <table:table-cell table:style-name="ce3" office:value-type="string" calcext:value-type="string">
            <text:p>code</text:p>
          </table:table-cell>
          <table:table-cell table:style-name="Default" office:value-type="string" calcext:value-type="string">
            <text:p>chart_template_id:id</text:p>
          </table:table-cell>
          <table:table-cell table:style-name="ce3" office:value-type="string" calcext:value-type="string">
            <text:p>id</text:p>
          </table:table-cell>
          <table:table-cell table:style-name="Default" office:value-type="string" calcext:value-type="string">
            <text:p>user_type_id: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</text:p>
          </table:table-cell>
          <table:table-cell table:style-name="ce7" office:value-type="string" calcext:value-type="string">
            <text:p>reconcile</text:p>
          </table:table-cell>
        </table:table-row>
        <table:table-row table:style-name="ro1">
          <table:table-cell table:style-name="ce3" office:value-type="string" calcext:value-type="string">
            <text:p>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STALNA SREDSTVA I DUGOROČNI PLASMANI</text:p>
          </table:table-cell>
          <table:table-cell/>
          <table:table-cell table:style-name="ce7"/>
        </table:table-row>
        <table:table-row table:style-name="ro1"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1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Kapitalizirana ulaganja u razvoj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1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Koncesije, patenti, licence, zaštitni znakovi i druga pr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1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Goodwil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1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na tuđim stalnim sredstv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1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ne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1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materijalna sredstva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1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ne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kretnine, postrojenja i opre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2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Zemlj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2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Građevinski objek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2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Postrojenja i oprema (mašine)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2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lati, pogonski i kancelarijski namještaj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2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Transport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2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kretnine, postrojenja i oprema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26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Stambene zgrade i stan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2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nekretnine, postrojenja i oprem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Investicijske nekretn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3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vlastito zemlj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3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unajmljeno zemlj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3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vlastite građev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3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unajmljene građev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3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nekretnine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3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investicijske nekretn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Biološk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4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Šum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4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Višegodišnji zasa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4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novno stad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4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Biološka sredstva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4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biološk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(specifična) stalna 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5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stalna materijalna sredstva u upotreb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5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stalna materijalna sredstva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5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vansi za ostala stalna 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finansijsk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češća u kapitalu povezan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češća u kapitalu drug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u inostranstv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raspoloživa za prod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koja se drže do roka dospije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dugoročni finansijsk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6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ugoročnih finansijskih plasma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dugoroč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7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povezan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7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prodaje na kredit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7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ugovorima o finansijskom najmu (lizingu)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7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7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ugoročnih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 i dugoročn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9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9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plaćeni troškovi (za period duži od 12 mjeseci)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09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LIHE I SREDSTV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irovine, materijal, rezervni dijelovi i sitan inventar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0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a nabav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0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irovine i 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0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ni dijel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0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utogume i ambalaž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0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at i sitan inventar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0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0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sirovina, materijala, dijelova i inventa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u toku, poluproizvodi i nedovršene uslug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1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u toku, nedovršen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1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i dijelovi vlastite proizvodn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1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kod kooperana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1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ustavljena proizvod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1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u doradi i obra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1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dovršene uslug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1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1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nedovršene proizvodn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sklad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maloprodajnim objekt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a razlika u cije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i PDV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komisionu i konsignaci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izvan upotre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obradi i dora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2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roizv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a nabavk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kretnine nabavljene radi dalje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prodaji na velik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maloprodajnim objekt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tranzitu, komisionu i konsignaci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na pu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obradi i dora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a razlika u cije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i PDV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3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talna sredstva i sredstva obustavljenog poslovanj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a sredstv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emljište namijenjeno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rađevinski objekti namijenjeni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strojenja i oprema namijenjeni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nvesticijske nekretnine namijenjene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iološka sredstv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stalna sredstv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redstva obustavljenog poslovanja namijenjena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1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4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5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 za zalihe i usluge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5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 za zalihe i usluge ostal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15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atih avans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Klasa 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lasa kto_bs_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A, KRATKOROČNA POTRAŽIVANJA I KRATKOROČN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a i gotovinski ekvivalen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ansakcijski računi, domać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ansakcijski računi, stran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zdvojena novča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reditivi, domać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reditivi, stran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lagajne, domać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lagajne, stran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ski ekvivalen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novča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0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ročena novča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10fbih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- povezana pravna lica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11fbih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110fbih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12fbih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120fbih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1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otraživanja od kupa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2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izvozn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2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uvoza za tuđi račun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2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konsignacione i komisione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2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iz zajedničk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2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potraživanja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2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otraživanja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kratkoroč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3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kamatu i dividendu od povezan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3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kamatu i dividendu od drugih subjeka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3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zaposlen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3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državnih organa i instituci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3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više plaćeni porez na dobit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3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više plaćene ostale poreze i doprinos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3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kratkoroč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3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rugih kratkoročnih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finansijsk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dati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dati u inostranstv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kredi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vrijednosnih papi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namijenjena trgovan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finansijska sredstva označena po fer vrijednos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kratkoročni finansijsk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4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kratkoročnih finansijskih plasma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PDV, odbitni ulazni porez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u primljenim faktura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0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u primljenim faktura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laćen pri uvozu doba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sadržan u datim avans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obračunat na usluge stra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aušalni iznosi PDV-a isplaćeni poljoprivredn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azni porez uplaćen po posebnoj š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azni porez na koji još nije stečeno pravo od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potraživanja iz osnova PDV-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7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razliku ulaznog poreza i obaveza za PDV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tivna vremensk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8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plaćen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8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nefakturisani prihod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8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troškovi po osnovu obavez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8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gubici od držanja ulaganja u vrijednosne papir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8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8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kratkoročn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nad visine kapit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29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nad visine kapit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nov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0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ioničk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0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djeli članova društva sa ograničenom odgovornošć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0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družni udjel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0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oz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0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žav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0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osnov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i neuplaće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1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e neuplaćene dionic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1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i neuplaćeni udjel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1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upisani neuplaće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2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Emisiona premi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2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onske rezerv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2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tatutarne i druge rezerv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valorizacione rezerve i nerealizovani dobici i gubi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3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valorizacione rezerve iz osnova revalorizacije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3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3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like nastale prevođenjem finansijskih izvještaja u valutu prezentac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3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3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dobici iz osnova finansijskih sredstava raspoloživih za prod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3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3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gubici iz osnova finansijskih sredstava raspoloživih za prod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3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revalorizacione rezerve i nerealizovani dobici i gubi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4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4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 izvještajne god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4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i višak prihoda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4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i višak prihoda izvještajne god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do visine kapit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5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5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vještajne god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5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pokriveni višak rashoda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5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pokriveni višak rashoda izvještajne god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kupljene vlastite dionice i udjel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36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kupljene vlastite dionice i udjel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, REZERVISANJA I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a rezervisanja i odložene porez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u garantnom rok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obnavljanja prirodnih bogat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zadržane kaucije i depozi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restrukturir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naknade i beneficije zaposlen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po započetim sudskim sporov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po štetnim ugovor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naplaćeni i drugi odložen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e porez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0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rezervisanja i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koje se mogu konvertovati u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rema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emitovanim dugoročnim vrijednosnim papir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uzeti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uzeti u inostranstv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inansijskom lizingu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inansijskom lizingu u inostranstv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er vrijednosti kroz račun dobiti i gu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1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dugoroč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e finansijsk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2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2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emitovanim kratkoročnim vrijednosnim papir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2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uzeti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2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uzeti u inostranstv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2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kredi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2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obaveza po finansijskom lizing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2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e obaveze po fer vrijednosti kroz račun dobiti i gu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2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kratkoročne finansijsk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3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mljeni avansi, depoziti i kau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31fbih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- povezana pravna lica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32fbih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4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33fbih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4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3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iz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4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uvoznik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4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izvoza za tuđi račun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4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komisione i konsignacione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4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zajedničk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4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plaća, naknada i ostalih primanj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eto plaće i naknade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plaće i naknade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plaća i naknada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eto naknade plaća koje se refundir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plaća koje se refundir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plaća koje se refundir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a neto primanja, naknade troškova i materijalna prav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ostala primanj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5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ostalih primanj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kamata i troškova finansir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ividend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učešće u dobi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aknade članovima odbora, komisija i sl.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članovima odbora, komisija i sl.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članovima odbora, komisija i sl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fizičkim licima za naknade po ugovor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fizičk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fizičk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6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DV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drugim obveznicima PDV-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0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drugim obveznicima PDV-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primljenim avans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vlastite potrošnje u neposlovne svrh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neobveznicima PDV-a (krajnja potrošnja)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obračunat na usluge stra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uplatu PDV-a po posebnoj š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e obaveze iz osnova PDV-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7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razliku između obaveza za PDV i ulaznog porez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e poreze, doprinose i druge dažb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8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akci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8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na dobit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8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e, carine i druge dažbine iz nabavke ili na teret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8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e doprinose, članarine i sl. koje terete troškov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8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DV koji se plaća pri uvoz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8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za poreze, doprinose i druge dažb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asivna vremensk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9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obračunati rashodi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9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ati prihodi narednog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9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zavisni troškovi nabav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9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i prihodi za primljene donacije i sl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9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prihodi po osnovu plasma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9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e porez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49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pasivna vremensk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0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ka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0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02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ih nekretnina pribavljenih radi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1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ka sirovina, materijala, rezervnih dijelova i inventa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1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e sirovine i 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12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a energija i goriv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13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i rezervni dijel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14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tpis sitnog inventara, ambalaže i autogu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1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2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ća i ostalih primanja zaposlenih i drugih fizičk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2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2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23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službenih putovanj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24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primanja, naknada i materijalnih prav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27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članovima odbora, komisija i sl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2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ostalim fizičk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usluga izrade i dorade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transport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2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usluga održa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3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zakup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4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sajm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5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klame i sponzor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6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is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7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azvoja koji se ne kapitaliz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3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i troškovi rezer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do visine porezno priznatih ras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- privremeno porezno nepriznati rashod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2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- trajno porezno nepriznati rashod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3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iz osnova datih garantnih ro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4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obnavljanje prirodnih bogat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5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zadržane kaucije i depozi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6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restrukturiran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7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naknade i druge beneficije zaposlen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8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sudske sporove i štetne ugovor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4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dugoročnih rezer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5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5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e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5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prezenta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52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remija osigur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53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tnog prome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54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ovi poštanskih i telekomunikacio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55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oreza, naknada, taksi i dr. dažbina na teret pravnog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56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članskih doprinosa i sl. obavez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5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6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Finansijsk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6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Finansijski rashodi iz odnosa s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6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kama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62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gativne kursne razli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62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gativne kursne razli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63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valutne klauzul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6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finansijsk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rashodi i gubi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stalnih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investicijskih nekretn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2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biološk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3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4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učešća u kapitalu i vrijednosnih papi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5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6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Manjk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7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7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zaštite od rizika koji ne ispunjavaju uslove da budu iskazani u okviru revalorizacionih rezer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8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po osnovu ispravke vrijednosti i otpis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7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ovanja i gubici na zalihama materijala i robe i ostal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/gubici iz osnova umanjenja vrijednosti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nematerijalnih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materijalnih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2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investicijskih nekretnina za koje se obračunava amortiza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3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bioloških sredstava za koja se obračunava amortiza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4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dugoročnih finansijskih plasmana i finansijskih sredstava raspoloživih za prod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5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zalih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6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kratkoročnih finansijskih plasma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8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8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ostal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Efekti promjena računovodstvenih politika i ispravki grešaka iz ranijih godina, promjena vrijednosti zaliha učinaka i prenos ras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90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promjene računovodstvenih polit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91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ispravki grešaka iz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95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Povećanje vrijednosti zaliha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96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Smanjenje vrijednosti zaliha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599fbih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Prenos ras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0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0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domaće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01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domaće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02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strano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1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1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na domaće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12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na strano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2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robe i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2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2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4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omjena vrijednosti specifičnih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4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investicijskih nekretnina koja se ne amortizuj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4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bioloških sredstava koja se ne amortizu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42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ostalih specifičnih sredstava koja se ne amortiz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43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investicijskih nekretnina koje se ne amortiz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44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bioloških sredstava koja se ne amortizu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45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ostalih specifičnih sredstava koja se ne amortiz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5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oslovn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5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emija, subvencija, poticaja i sl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5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zakup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52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donaci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53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članar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54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tantijema i licencnih pr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55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namjenskih izvora finansir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59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rihodi po drugim osnova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6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Finansijsk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6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Finansijski prihodi od povezan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6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kama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62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zitivne kursne razli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62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zitivne kursne razli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63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efekata valutne klauzul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64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češća u dobiti zajedničkih ulag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69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finansijsk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rihodi i dobi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nematerijalnih i materijalnih stalnih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investicijskih nekretn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2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biološk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3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4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učešća u kapitalu i vrijednosnih papi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5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6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Vi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7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Naplaćena otpisa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8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po osnovu ugovorene zaštite od riz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79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tpis obaveza, ukinuta rezervisanja i ostal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/dobici iz osnova usklađivanja vrijednosti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nematerijalnih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materijalnih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2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investicijskih nekretnina za koje se obračunava amortiza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3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bioloških sredstava za koja se obračunava amortiza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4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dugoročnih finansijskih plasmana i finansijskih sredstava raspoloživih za prod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5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zalih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6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kratkoročnih finansijskih plasma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7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kapitala (negativni goodwill)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8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89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ostal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9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Efekti promjena računovodstvenih politika i ispravki grešaka iz ranijih godina i prenos pri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90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osnova promjene računovodstvenih polit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91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osnova ispravki grešaka iz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699fbih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enos pri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I ZAKLJUČAK KONTA STANJA I USPJEH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glavne knjig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0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glavne knjige finansijskog računovo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uspjeh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1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upn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1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upn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1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rezultata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čun dobiti i gu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2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obit ili gubitak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2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rezni rashodi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2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i porezni rashodi i prihodi peri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7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2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ate međudividende i drugi vidovi raspodjele dobiti u toku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2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dobiti ili gu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st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73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st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EVIDENCI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akti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a rob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i 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i poluproizvodi 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a osnov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aktivna konta vanbilansne eviden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rijednosni papiri van prome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mljeni avali i garan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li, garancije i druga jam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8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vanbilansna akti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pasi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u rob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i 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e poluproizvode i proizvod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a osnov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vrijednosne papire van prome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rimljene avale i garan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ate avale, garancije i druga jam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89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vanbilansna pasi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OVA I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odnosa sa finansijskim računovodstvom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0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zalih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0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nabavke materijala i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0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0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pri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terijal i rob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1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1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1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i roba u prodavnici proizvođač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mjesta troškova nabavke, tehničke uprave i pomoćnih djelatnos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9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24 do 927 mogu se obuhvatiti na jednom kontu Opći troškovi, pa bi u tom slučaju konta grupe 92 bila sljedeća: 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9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pć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2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glavnih proizvodnih mjesta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r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9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34 do 937 mogu se obuhvatiti na jednom kontu Opći troškovi, pa bi u tom slučaju konta grupe 93 bila sljedeća: 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9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pć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3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mjesta troškova uprave, prodaje i sličnih aktivnos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r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9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44 do 947 mogu se obuhvatiti na jednom kontu Opći troškovi, pa bi u tom slučaju konta grupe 94 bila sljedeća: 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9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pć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9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4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: NAPOMENA: Konta grupe 92, 93 i 94 vode se po mjestima troškova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osioci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5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dovršeni učin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5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proizvoda iz proizvodnje u sklad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5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poluproizvoda iz proizvodnje u sklad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5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 realizova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5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utrošenih poluproizv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5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u sklad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5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a u troškovima nosilaca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6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a u troškovima gotovih proizv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a grup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shodi 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datih proizvoda i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pis, manjkovi i viškovi zaliha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5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i kont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6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hodi po osnovu prodaje proizvoda i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7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hodi po osnovu prodaj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8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i kont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8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dobitka, gubitka i zaključ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90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slovni dobitak i gubitak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91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obitak i gubitak po osnovu prodaje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92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njkovi materijala i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93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pis materijala i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94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iškovi materijala i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3" office:value-type="string" calcext:value-type="string">
            <text:p>kto_bs_999fbih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obračuna troškova i učinaka</text:p>
          </table:table-cell>
          <table:table-cell/>
          <table:table-cell table:style-name="ce8"/>
        </table:table-row>
        <table:table-row table:style-name="ro1" table:number-rows-repeated="104799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account.account.template'.A1:'account.account.template'.F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0:50:01.526105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12:04:18.813576774</dc:date>
    <meta:editing-duration>PT1H27M58S</meta:editing-duration>
    <meta:editing-cycles>13</meta:editing-cycles>
    <meta:generator>LibreOffice/6.4.7.2$Linux_X86_64 LibreOffice_project/40$Build-2</meta:generator>
    <meta:document-statistic meta:table-count="1" meta:cell-count="2908" meta:object-count="0"/>
  </office:meta>
</office:document-meta>
</file>